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51AC7EBF0774F4ABA8.png" manifest:media-type="image/png"/>
  <manifest:file-entry manifest:full-path="Pictures/1000000100000207000002401BD61BCDBF9C0503.png" manifest:media-type="image/png"/>
  <manifest:file-entry manifest:full-path="Pictures/1000000100000194000000911708A3F78D4B1EB6.png" manifest:media-type="image/png"/>
  <manifest:file-entry manifest:full-path="Pictures/10000001000002A300000042309211B22396A971.png" manifest:media-type="image/png"/>
  <manifest:file-entry manifest:full-path="Pictures/1000000100000201000000217D9978FFF884B920.png" manifest:media-type="image/png"/>
  <manifest:file-entry manifest:full-path="Pictures/10000001000002B8000001A0BAE74596F445DE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30660c" officeooo:paragraph-rsid="0030660c"/>
    </style:style>
    <style:style style:name="P3" style:family="paragraph" style:parent-style-name="Standard">
      <style:text-properties officeooo:paragraph-rsid="003238ff"/>
    </style:style>
    <style:style style:name="T1" style:family="text">
      <style:text-properties officeooo:rsid="00458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335in, 0in, 2.07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2.995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x="0.2126in" svg:y="0.1457in" svg:width="6.5in" svg:height="4.1402in" draw:z-index="0"><draw:image xlink:href="Pictures/10000001000002B8000001A0BAE74596F445DE01.png" xlink:type="simple" xlink:show="embed" xlink:actuate="onLoad" draw:mime-type="image/png"/></draw:frame></text:p>
      <text:p text:style-name="Standard"/>
      <text:p text:style-name="Standard"/>
      <text:p text:style-name="P1"><draw:frame draw:style-name="fr5" draw:name="Image2" text:anchor-type="char" svg:x="0.1043in" svg:y="0.0972in" svg:width="5.3437in" svg:height="0.3437in" draw:z-index="1"><draw:image xlink:href="Pictures/1000000100000201000000217D9978FFF884B920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6" text:anchor-type="char" svg:x="1.289in" svg:y="0.0217in" svg:width="4.2083in" svg:height="1.5102in" draw:z-index="4"><draw:image xlink:href="Pictures/1000000100000194000000911708A3F78D4B1EB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.8063in" svg:y="0.0965in" svg:width="5.4063in" svg:height="1.9902in" draw:z-index="5"><draw:image xlink:href="Pictures/1000000100000207000002401BD61BCDBF9C05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1"><draw:frame draw:style-name="fr4" draw:name="Image3" text:anchor-type="char" svg:width="6.5in" svg:height="0.6799in" draw:z-index="2"><draw:image xlink:href="Pictures/10000001000002A300000042309211B22396A971.png" xlink:type="simple" xlink:show="embed" xlink:actuate="onLoad" draw:mime-type="image/png"/></draw:frame></text:p>
      <text:p text:style-name="Standard"/>
      <text:p text:style-name="Standard"/>
      <text:p text:style-name="P2">Conduction loss occurs <text:span text:style-name="T1">only when the device is on.</text:span></text:p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4" text:anchor-type="char" svg:width="6.5in" svg:height="0.4772in" draw:z-index="3"><draw:image xlink:href="Pictures/10000001000002CF00000151AC7EBF0774F4AB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09:08.371433000</meta:creation-date>
    <dc:date>2021-11-02T12:43:46.362586153</dc:date>
    <meta:editing-duration>PT11H31M55S</meta:editing-duration>
    <meta:editing-cycles>40</meta:editing-cycles>
    <meta:generator>LibreOffice/7.2.2.2$Linux_X86_64 LibreOffice_project/20$Build-2</meta:generator>
    <meta:document-statistic meta:table-count="0" meta:image-count="6" meta:object-count="0" meta:page-count="4" meta:paragraph-count="1" meta:word-count="9" meta:character-count="50" meta:non-whitespace-character-count="42"/>
  </office:meta>
</office:document-meta>
</file>